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6.9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ble_translated</text:p>
          </table:table-cell>
          <table:table-cell office:value-type="string" calcext:value-type="string">
            <text:p>comment_translated</text:p>
          </table:table-cell>
        </table:table-row>
        <table:table-row table:style-name="ro1">
          <table:table-cell office:value-type="string" calcext:value-type="string">
            <text:p>capture_etat</text:p>
          </table:table-cell>
          <table:table-cell office:value-type="string" calcext:value-type="string">
            <text:p>Table des états à la capture</text:p>
          </table:table-cell>
          <table:table-cell office:value-type="string" calcext:value-type="string">
            <text:p>capture_state</text:p>
          </table:table-cell>
          <table:table-cell office:value-type="string" calcext:value-type="string">
            <text:p>Table of capture status</text:p>
          </table:table-cell>
        </table:table-row>
        <table:table-row table:style-name="ro1">
          <table:table-cell office:value-type="string" calcext:value-type="string">
            <text:p>capture_mode</text:p>
          </table:table-cell>
          <table:table-cell office:value-type="string" calcext:value-type="string">
            <text:p>Mode de capture des poissons</text:p>
          </table:table-cell>
          <table:table-cell office:value-type="string" calcext:value-type="string">
            <text:p>capture_method</text:p>
          </table:table-cell>
          <table:table-cell office:value-type="string" calcext:value-type="string">
            <text:p>Method of capturing fish</text:p>
          </table:table-cell>
        </table:table-row>
        <table:table-row table:style-name="ro2">
          <table:table-cell office:value-type="string" calcext:value-type="string">
            <text:p>capture_type</text:p>
          </table:table-cell>
          <table:table-cell office:value-type="string" calcext:value-type="string">
            <text:p>Type de capture (professionnelle, amateur, scientifique...)</text:p>
          </table:table-cell>
          <table:table-cell office:value-type="string" calcext:value-type="string">
            <text:p>origin</text:p>
          </table:table-cell>
          <table:table-cell table:style-name="Default" office:value-type="string" calcext:value-type="string">
            <text:p>Origin of the capture (commercial, recreational, scientific)</text:p>
          </table:table-cell>
        </table:table-row>
        <table:table-row table:style-name="ro1">
          <table:table-cell office:value-type="string" calcext:value-type="string">
            <text:p>ciem</text:p>
          </table:table-cell>
          <table:table-cell office:value-type="string" calcext:value-type="string">
            <text:p>Table des zones de peche CIEM</text:p>
          </table:table-cell>
          <table:table-cell office:value-type="string" calcext:value-type="string">
            <text:p>ices</text:p>
          </table:table-cell>
          <table:table-cell table:style-name="Default" office:value-type="string" calcext:value-type="string">
            <text:p>Table of ICES fishing zones</text:p>
          </table:table-cell>
        </table:table-row>
        <table:table-row table:style-name="ro2">
          <table:table-cell office:value-type="string" calcext:value-type="string">
            <text:p>dbparam</text:p>
          </table:table-cell>
          <table:table-cell office:value-type="string" calcext:value-type="string">
            <text:p>Table of parameters intrinsically associated to the insta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version</text:p>
          </table:table-cell>
          <table:table-cell office:value-type="string" calcext:value-type="string">
            <text:p>Table des versions de la base de donnees</text:p>
          </table:table-cell>
          <table:table-cell/>
          <table:table-cell table:style-name="Default" office:value-type="string" calcext:value-type="string">
            <text:p>Table of database version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office:value-type="string" calcext:value-type="string">
            <text:p>Informations liées à la déclaration.</text:p>
          </table:table-cell>
          <table:table-cell office:value-type="string" calcext:value-type="string">
            <text:p>declaration</text:p>
          </table:table-cell>
          <table:table-cell office:value-type="string" calcext:value-type="string">
            <text:p>Information relating to the declaration</text:p>
          </table:table-cell>
        </table:table-row>
        <table:table-row table:style-name="ro1">
          <table:table-cell office:value-type="string" calcext:value-type="string">
            <text:p>devenir</text:p>
          </table:table-cell>
          <table:table-cell office:value-type="string" calcext:value-type="string">
            <text:p>Devenir des esturgeons capturés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Fate of sturgeon caught</text:p>
          </table:table-cell>
        </table:table-row>
        <table:table-row table:style-name="ro2">
          <table:table-cell office:value-type="string" calcext:value-type="string">
            <text:p>document</text:p>
          </table:table-cell>
          <table:table-cell office:value-type="string" calcext:value-type="string">
            <text:p>Documents numériques rattachés à un poisson ou à un événement</text:p>
          </table:table-cell>
          <table:table-cell/>
          <table:table-cell office:value-type="string" calcext:value-type="string">
            <text:p>Numeric documents relating to a fish or an event</text:p>
          </table:table-cell>
        </table:table-row>
        <table:table-row table:style-name="ro1">
          <table:table-cell office:value-type="string" calcext:value-type="string">
            <text:p>engin_type</text:p>
          </table:table-cell>
          <table:table-cell office:value-type="string" calcext:value-type="string">
            <text:p>Table des engins utilisés</text:p>
          </table:table-cell>
          <table:table-cell office:value-type="string" calcext:value-type="string">
            <text:p>gear_type</text:p>
          </table:table-cell>
          <table:table-cell office:value-type="string" calcext:value-type="string">
            <text:p>Table of gears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/>
          <table:table-cell office:value-type="string" calcext:value-type="string">
            <text:p>species</text:p>
          </table:table-cell>
          <table:table-cell/>
        </table:table-row>
        <table:table-row table:style-name="ro1">
          <table:table-cell office:value-type="string" calcext:value-type="string">
            <text:p>estuaire_area</text:p>
          </table:table-cell>
          <table:table-cell/>
          <table:table-cell office:value-type="string" calcext:value-type="string">
            <text:p>estuary_area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/>
          <table:table-cell office:value-type="string" calcext:value-type="string">
            <text:p>event</text:p>
          </table:table-cell>
          <table:table-cell/>
        </table:table-row>
        <table:table-row table:style-name="ro2">
          <table:table-cell office:value-type="string" calcext:value-type="string">
            <text:p>evenement_type</text:p>
          </table:table-cell>
          <table:table-cell office:value-type="string" calcext:value-type="string">
            <text:p>Types d'événements possibles sur une déclaration</text:p>
          </table:table-cell>
          <table:table-cell office:value-type="string" calcext:value-type="string">
            <text:p>event_type</text:p>
          </table:table-cell>
          <table:table-cell table:style-name="Default" office:value-type="string" calcext:value-type="string">
            <text:p>Types of possible events on a declaratio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/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/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milieu</text:p>
          </table:table-cell>
          <table:table-cell office:value-type="string" calcext:value-type="string">
            <text:p>Table des milieux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Table of environment</text:p>
          </table:table-cell>
        </table:table-row>
        <table:table-row table:style-name="ro1">
          <table:table-cell office:value-type="string" calcext:value-type="string">
            <text:p>milieu_detail</text:p>
          </table:table-cell>
          <table:table-cell office:value-type="string" calcext:value-type="string">
            <text:p>Milieu détaillé</text:p>
          </table:table-cell>
          <table:table-cell office:value-type="string" calcext:value-type="string">
            <text:p>environment_detail</text:p>
          </table:table-cell>
          <table:table-cell office:value-type="string" calcext:value-type="string">
            <text:p>Environment detail</text:p>
          </table:table-cell>
        </table:table-row>
        <table:table-row table:style-name="ro2">
          <table:table-cell office:value-type="string" calcext:value-type="string">
            <text:p>mime_type</text:p>
          </table:table-cell>
          <table:table-cell office:value-type="string" calcext:value-type="string">
            <text:p>Table des types mime, pour les documents associés</text:p>
          </table:table-cell>
          <table:table-cell/>
          <table:table-cell table:style-name="Default" office:value-type="string" calcext:value-type="string">
            <text:p>Table of mime types for associated documents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ays de pêch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ishing country</text:p>
          </table:table-cell>
        </table:table-row>
        <table:table-row table:style-name="ro2">
          <table:table-cell office:value-type="string" calcext:value-type="string">
            <text:p>precision</text:p>
          </table:table-cell>
          <table:table-cell office:value-type="string" calcext:value-type="string">
            <text:p>Précision de la localisation du point GPS</text:p>
          </table:table-cell>
          <table:table-cell office:value-type="string" calcext:value-type="string">
            <text:p>accuracy</text:p>
          </table:table-cell>
          <table:table-cell table:style-name="Default" office:value-type="string" calcext:value-type="string">
            <text:p>Accuracy of GPS point location</text:p>
          </table:table-cell>
        </table:table-row>
        <table:table-row table:style-name="ro2">
          <table:table-cell office:value-type="string" calcext:value-type="string">
            <text:p>presence_marque</text:p>
          </table:table-cell>
          <table:table-cell office:value-type="string" calcext:value-type="string">
            <text:p>Table des types de présence de marque (présent, non signalé, absent)</text:p>
          </table:table-cell>
          <table:table-cell office:value-type="string" calcext:value-type="string">
            <text:p>tag_presence</text:p>
          </table:table-cell>
          <table:table-cell table:style-name="Default" office:value-type="string" calcext:value-type="string">
            <text:p>Table of tag presence types (present, not indicated, absent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Request table in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Table des statuts de la déclara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claration status table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lonne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table_translated</text:p>
          </table:table-cell>
          <table:table-cell office:value-type="string" calcext:value-type="string">
            <text:p>attnu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ield_translated</text:p>
          </table:table-cell>
          <table:table-cell office:value-type="string" calcext:value-type="string">
            <text:p>comment_translated</text:p>
          </table:table-cell>
        </table:table-row>
        <table:table-row table:style-name="ro1">
          <table:table-cell office:value-type="string" calcext:value-type="string">
            <text:p>capture_etat</text:p>
          </table:table-cell>
          <table:table-cell table:formula="of:=VLOOKUP([.A2];[$tables.$A$2:.$C$25];3)" office:value-type="string" office:string-value="capture_state" calcext:value-type="string">
            <text:p>capture_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capture_etat</text:p>
          </table:table-cell>
          <table:table-cell table:formula="of:=VLOOKUP([.A3];[$tables.$A$2:.$C$25];3)" office:value-type="string" office:string-value="capture_state" calcext:value-type="string">
            <text:p>capture_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etat_libelle</text:p>
          </table:table-cell>
          <table:table-cell/>
          <table:table-cell office:value-type="string" calcext:value-type="string">
            <text:p>capture_state_name</text:p>
          </table:table-cell>
          <table:table-cell/>
        </table:table-row>
        <table:table-row table:style-name="ro1">
          <table:table-cell office:value-type="string" calcext:value-type="string">
            <text:p>capture_mode</text:p>
          </table:table-cell>
          <table:table-cell table:formula="of:=VLOOKUP([.A4];[$tables.$A$2:.$C$25];3)" office:value-type="string" office:string-value="capture_method" calcext:value-type="string">
            <text:p>capture_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mode_id</text:p>
          </table:table-cell>
          <table:table-cell/>
          <table:table-cell office:value-type="string" calcext:value-type="string">
            <text:p>capture_method_id</text:p>
          </table:table-cell>
          <table:table-cell/>
        </table:table-row>
        <table:table-row table:style-name="ro1">
          <table:table-cell office:value-type="string" calcext:value-type="string">
            <text:p>capture_mode</text:p>
          </table:table-cell>
          <table:table-cell table:formula="of:=VLOOKUP([.A5];[$tables.$A$2:.$C$25];3)" office:value-type="string" office:string-value="capture_method" calcext:value-type="string">
            <text:p>capture_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mode_libelle</text:p>
          </table:table-cell>
          <table:table-cell/>
          <table:table-cell office:value-type="string" calcext:value-type="string">
            <text:p>capture_method_name</text:p>
          </table:table-cell>
          <table:table-cell/>
        </table:table-row>
        <table:table-row table:style-name="ro1">
          <table:table-cell office:value-type="string" calcext:value-type="string">
            <text:p>capture_type</text:p>
          </table:table-cell>
          <table:table-cell table:formula="of:=VLOOKUP([.A6];[$tables.$A$2:.$C$25];3)" office:value-type="string" office:string-value="origin" calcext:value-type="string">
            <text:p>ori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type_id</text:p>
          </table:table-cell>
          <table:table-cell/>
          <table:table-cell office:value-type="string" calcext:value-type="string">
            <text:p>origin_id</text:p>
          </table:table-cell>
          <table:table-cell/>
        </table:table-row>
        <table:table-row table:style-name="ro1">
          <table:table-cell office:value-type="string" calcext:value-type="string">
            <text:p>capture_type</text:p>
          </table:table-cell>
          <table:table-cell table:formula="of:=VLOOKUP([.A7];[$tables.$A$2:.$C$25];3)" office:value-type="string" office:string-value="origin" calcext:value-type="string">
            <text:p>ori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type_libelle</text:p>
          </table:table-cell>
          <table:table-cell/>
          <table:table-cell office:value-type="string" calcext:value-type="string">
            <text:p>origin_name</text:p>
          </table:table-cell>
          <table:table-cell/>
        </table:table-row>
        <table:table-row table:style-name="ro1">
          <table:table-cell office:value-type="string" calcext:value-type="string">
            <text:p>ciem</text:p>
          </table:table-cell>
          <table:table-cell table:formula="of:=VLOOKUP([.A8];[$tables.$A$2:.$C$25];3)" office:value-type="string" office:string-value="ices" calcext:value-type="string">
            <text:p>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m_id</text:p>
          </table:table-cell>
          <table:table-cell/>
          <table:table-cell office:value-type="string" calcext:value-type="string">
            <text:p>ices_id</text:p>
          </table:table-cell>
          <table:table-cell/>
        </table:table-row>
        <table:table-row table:style-name="ro1">
          <table:table-cell office:value-type="string" calcext:value-type="string">
            <text:p>ciem</text:p>
          </table:table-cell>
          <table:table-cell table:formula="of:=VLOOKUP([.A9];[$tables.$A$2:.$C$25];3)" office:value-type="string" office:string-value="ices" calcext:value-type="string">
            <text:p>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em_libelle</text:p>
          </table:table-cell>
          <table:table-cell/>
          <table:table-cell office:value-type="string" calcext:value-type="string">
            <text:p>ices_name</text:p>
          </table:table-cell>
          <table:table-cell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0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param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1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param_name</text:p>
          </table:table-cell>
          <table:table-cell office:value-type="string" calcext:value-type="string">
            <text:p>Name of the pa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2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param_value</text:p>
          </table:table-cell>
          <table:table-cell office:value-type="string" calcext:value-type="string">
            <text:p>Value of the pa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3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vers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4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version_number</text:p>
          </table:table-cell>
          <table:table-cell office:value-type="string" calcext:value-type="string">
            <text:p>Numero de la version</text:p>
          </table:table-cell>
          <table:table-cell/>
          <table:table-cell office:value-type="string" calcext:value-type="string">
            <text:p>Number of the version</text:p>
          </table:table-cell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5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version_date</text:p>
          </table:table-cell>
          <table:table-cell office:value-type="string" calcext:value-type="string">
            <text:p>Date de la version</text:p>
          </table:table-cell>
          <table:table-cell/>
          <table:table-cell office:value-type="string" calcext:value-type="string">
            <text:p>Date of the version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6];[$tables.$A$2:.$C$25];3)" office:value-type="string" office:string-value="declaration" calcext:value-type="string">
            <text:p>decla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_id</text:p>
          </table:table-cell>
          <table:table-cell office:value-type="string" calcext:value-type="string">
            <text:p>Identifiant de la capture.</text:p>
          </table:table-cell>
          <table:table-cell/>
          <table:table-cell office:value-type="string" calcext:value-type="string">
            <text:p>Identifier of the captur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7];[$tables.$A$2:.$C$25];3)" office:value-type="string" office:string-value="declaration" calcext:value-type="string">
            <text:p>decla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_id</text:p>
          </table:table-cell>
          <table:table-cell/>
          <table:table-cell office:value-type="string" calcext:value-type="string">
            <text:p>status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8];[$tables.$A$2:.$C$25];3)" office:value-type="string" office:string-value="declaration" calcext:value-type="string">
            <text:p>decla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_mode_id</text:p>
          </table:table-cell>
          <table:table-cell/>
          <table:table-cell office:value-type="string" calcext:value-type="string">
            <text:p>capture_method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9];[$tables.$A$2:.$C$25];3)" office:value-type="string" office:string-value="declaration" calcext:value-type="string">
            <text:p>decla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ture_type_id</text:p>
          </table:table-cell>
          <table:table-cell/>
          <table:table-cell office:value-type="string" calcext:value-type="string">
            <text:p>origin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0];[$tables.$A$2:.$C$25];3)" office:value-type="string" office:string-value="declaration" calcext:value-type="string">
            <text:p>decla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_type_id</text:p>
          </table:table-cell>
          <table:table-cell/>
          <table:table-cell office:value-type="string" calcext:value-type="string">
            <text:p>gear_typ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1];[$tables.$A$2:.$C$25];3)" office:value-type="string" office:string-value="declaration" calcext:value-type="string">
            <text:p>declar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Species identifier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2];[$tables.$A$2:.$C$25];3)" office:value-type="string" office:string-value="declaration" calcext:value-type="string">
            <text:p>declar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3];[$tables.$A$2:.$C$25];3)" office:value-type="string" office:string-value="declaration" calcext:value-type="string">
            <text:p>declar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4];[$tables.$A$2:.$C$25];3)" office:value-type="string" office:string-value="declaration" calcext:value-type="string">
            <text:p>declar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ture_date</text:p>
          </table:table-cell>
          <table:table-cell office:value-type="string" calcext:value-type="string">
            <text:p>Date de capture.</text:p>
          </table:table-cell>
          <table:table-cell/>
          <table:table-cell office:value-type="string" calcext:value-type="string">
            <text:p>Date of the captur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5];[$tables.$A$2:.$C$25];3)" office:value-type="string" office:string-value="declaration" calcext:value-type="string">
            <text:p>declar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Année de pêch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shing year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6];[$tables.$A$2:.$C$25];3)" office:value-type="string" office:string-value="declaration" calcext:value-type="string">
            <text:p>declar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mbre_capture</text:p>
          </table:table-cell>
          <table:table-cell office:value-type="string" calcext:value-type="string">
            <text:p>Nombre d'individu capturés</text:p>
          </table:table-cell>
          <table:table-cell office:value-type="string" calcext:value-type="string">
            <text:p>caught_number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7];[$tables.$A$2:.$C$25];3)" office:value-type="string" office:string-value="declaration" calcext:value-type="string">
            <text:p>declar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ture_date_estimee</text:p>
          </table:table-cell>
          <table:table-cell office:value-type="string" calcext:value-type="string">
            <text:p>Estimation de la date de capture.</text:p>
          </table:table-cell>
          <table:table-cell office:value-type="string" calcext:value-type="string">
            <text:p>estimated_capture_date</text:p>
          </table:table-cell>
          <table:table-cell office:value-type="string" calcext:value-type="string">
            <text:p>Estimation of capture dat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8];[$tables.$A$2:.$C$25];3)" office:value-type="string" office:string-value="declaration" calcext:value-type="string">
            <text:p>declar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gin_maille</text:p>
          </table:table-cell>
          <table:table-cell office:value-type="string" calcext:value-type="string">
            <text:p>Maille du filet, le cas échéant</text:p>
          </table:table-cell>
          <table:table-cell office:value-type="string" calcext:value-type="string">
            <text:p>gear_mesh</text:p>
          </table:table-cell>
          <table:table-cell office:value-type="string" calcext:value-type="string">
            <text:p>Mesh size, if applicable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29];[$tables.$A$2:.$C$25];3)" office:value-type="string" office:string-value="declaration" calcext:value-type="string">
            <text:p>declar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spece_ciblee</text:p>
          </table:table-cell>
          <table:table-cell office:value-type="string" calcext:value-type="string">
            <text:p>Espece normalement ciblée lors de la pêche.</text:p>
          </table:table-cell>
          <table:table-cell office:value-type="string" calcext:value-type="string">
            <text:p>target_species</text:p>
          </table:table-cell>
          <table:table-cell office:value-type="string" calcext:value-type="string">
            <text:p>Species normally targeted during fishin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0];[$tables.$A$2:.$C$25];3)" office:value-type="string" office:string-value="declaration" calcext:value-type="string">
            <text:p>declar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fondeur</text:p>
          </table:table-cell>
          <table:table-cell office:value-type="string" calcext:value-type="string">
            <text:p>Profondeur de pêche, en mètres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ishing depth, in meter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1];[$tables.$A$2:.$C$25];3)" office:value-type="string" office:string-value="declaration" calcext:value-type="string">
            <text:p>declar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f_min</text:p>
          </table:table-cell>
          <table:table-cell office:value-type="string" calcext:value-type="string">
            <text:p>Profondeur minimum de pêche, en mètres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Minimum fishing depth, in meter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2];[$tables.$A$2:.$C$25];3)" office:value-type="string" office:string-value="declaration" calcext:value-type="string">
            <text:p>declar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f_max</text:p>
          </table:table-cell>
          <table:table-cell office:value-type="string" calcext:value-type="string">
            <text:p>Profondeur maximale de pêche, en mètres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Maximum fishing depth, in meters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3];[$tables.$A$2:.$C$25];3)" office:value-type="string" office:string-value="declaration" calcext:value-type="string">
            <text:p>declarat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t_min</text:p>
          </table:table-cell>
          <table:table-cell office:value-type="string" calcext:value-type="string">
            <text:p>longueur totale minimale, en mm</text:p>
          </table:table-cell>
          <table:table-cell office:value-type="string" calcext:value-type="string">
            <text:p>length_min</text:p>
          </table:table-cell>
          <table:table-cell office:value-type="string" calcext:value-type="string">
            <text:p>Minimum length, in mm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4];[$tables.$A$2:.$C$25];3)" office:value-type="string" office:string-value="declaration" calcext:value-type="string">
            <text:p>declarati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t_max</text:p>
          </table:table-cell>
          <table:table-cell office:value-type="string" calcext:value-type="string">
            <text:p>Longueur totale maximale, en mm</text:p>
          </table:table-cell>
          <table:table-cell office:value-type="string" calcext:value-type="string">
            <text:p>length_max</text:p>
          </table:table-cell>
          <table:table-cell office:value-type="string" calcext:value-type="string">
            <text:p>Maximum length, in mm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5];[$tables.$A$2:.$C$25];3)" office:value-type="string" office:string-value="declaration" calcext:value-type="string">
            <text:p>declar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se_min</text:p>
          </table:table-cell>
          <table:table-cell office:value-type="string" calcext:value-type="string">
            <text:p>Masse minimale en kg</text:p>
          </table:table-cell>
          <table:table-cell office:value-type="string" calcext:value-type="string">
            <text:p>weight_min</text:p>
          </table:table-cell>
          <table:table-cell office:value-type="string" calcext:value-type="string">
            <text:p>Minimum weight, in k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6];[$tables.$A$2:.$C$25];3)" office:value-type="string" office:string-value="declaration" calcext:value-type="string">
            <text:p>declara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sse_max</text:p>
          </table:table-cell>
          <table:table-cell office:value-type="string" calcext:value-type="string">
            <text:p>Masse maximale en kg</text:p>
          </table:table-cell>
          <table:table-cell office:value-type="string" calcext:value-type="string">
            <text:p>weight_max</text:p>
          </table:table-cell>
          <table:table-cell office:value-type="string" calcext:value-type="string">
            <text:p>Maximum weight, in k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7];[$tables.$A$2:.$C$25];3)" office:value-type="string" office:string-value="declaration" calcext:value-type="string">
            <text:p>declara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cheur_code</text:p>
          </table:table-cell>
          <table:table-cell office:value-type="string" calcext:value-type="string">
            <text:p>Code du pêcheur</text:p>
          </table:table-cell>
          <table:table-cell office:value-type="string" calcext:value-type="string">
            <text:p>fisher_code</text:p>
          </table:table-cell>
          <table:table-cell office:value-type="string" calcext:value-type="string">
            <text:p>fisher’s cod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8];[$tables.$A$2:.$C$25];3)" office:value-type="string" office:string-value="declaration" calcext:value-type="string">
            <text:p>declarati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erlocuteur</text:p>
          </table:table-cell>
          <table:table-cell office:value-type="string" calcext:value-type="string">
            <text:p>Autre interlocuteu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Other contact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9];[$tables.$A$2:.$C$25];3)" office:value-type="string" office:string-value="declaration" calcext:value-type="string">
            <text:p>declarat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terlocuteur_coord</text:p>
          </table:table-cell>
          <table:table-cell office:value-type="string" calcext:value-type="string">
            <text:p>Coordonnées de l'autre interlocuteur</text:p>
          </table:table-cell>
          <table:table-cell office:value-type="string" calcext:value-type="string">
            <text:p>contact_coordonates</text:p>
          </table:table-cell>
          <table:table-cell table:style-name="Default" office:value-type="string" calcext:value-type="string">
            <text:p>Coordonates of the other contact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0];[$tables.$A$2:.$C$25];3)" office:value-type="string" office:string-value="declaration" calcext:value-type="string">
            <text:p>declara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vire_port</text:p>
          </table:table-cell>
          <table:table-cell office:value-type="string" calcext:value-type="string">
            <text:p>Port d'attache du navire de pêche</text:p>
          </table:table-cell>
          <table:table-cell office:value-type="string" calcext:value-type="string">
            <text:p>harbour_vessel</text:p>
          </table:table-cell>
          <table:table-cell table:style-name="Default" office:value-type="string" calcext:value-type="string">
            <text:p>Home harbour of fishing vessel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1];[$tables.$A$2:.$C$25];3)" office:value-type="string" office:string-value="declaration" calcext:value-type="string">
            <text:p>declarati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laration_m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2];[$tables.$A$2:.$C$25];3)" office:value-type="string" office:string-value="declaration" calcext:value-type="string">
            <text:p>declarati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bservations générale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General remark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43];[$tables.$A$2:.$C$25];3)" office:value-type="string" office:string-value="declaration" calcext:value-type="string">
            <text:p>declara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Manipulation post-capture du lot capturé</text:p>
          </table:table-cell>
          <table:table-cell office:value-type="string" calcext:value-type="string">
            <text:p>handling</text:p>
          </table:table-cell>
          <table:table-cell table:style-name="Default" office:value-type="string" calcext:value-type="string">
            <text:p>Post-capture handling of the captured batch</text:p>
          </table:table-cell>
        </table:table-row>
        <table:table-row table:style-name="ro3">
          <table:table-cell office:value-type="string" calcext:value-type="string">
            <text:p>declaration</text:p>
          </table:table-cell>
          <table:table-cell table:formula="of:=VLOOKUP([.A44];[$tables.$A$2:.$C$25];3)" office:value-type="string" office:string-value="declaration" calcext:value-type="string">
            <text:p>declarati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e_identification</text:p>
          </table:table-cell>
          <table:table-cell office:value-type="string" calcext:value-type="string">
            <text:p>0 : identification de l'espèce incertaine</text:p>
            <text:p>1 : identification sûre</text:p>
          </table:table-cell>
          <table:table-cell office:value-type="string" calcext:value-type="string">
            <text:p>identification_quality</text:p>
          </table:table-cell>
          <table:table-cell table:style-name="Default" office:value-type="string" calcext:value-type="string">
            <text:p>0: species identification uncertain</text:p>
            <text:p>1: identification certain</text:p>
          </table:table-cell>
        </table:table-row>
        <table:table-row table:style-name="ro1">
          <table:table-cell office:value-type="string" calcext:value-type="string">
            <text:p>devenir</text:p>
          </table:table-cell>
          <table:table-cell table:formula="of:=VLOOKUP([.A45];[$tables.$A$2:.$C$25];3)" office:value-type="string" office:string-value="fate" calcext:value-type="string">
            <text:p>f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 table:style-name="ce3"/>
        </table:table-row>
        <table:table-row table:style-name="ro1">
          <table:table-cell office:value-type="string" calcext:value-type="string">
            <text:p>devenir</text:p>
          </table:table-cell>
          <table:table-cell table:formula="of:=VLOOKUP([.A46];[$tables.$A$2:.$C$25];3)" office:value-type="string" office:string-value="fate" calcext:value-type="string">
            <text:p>f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nir_libelle</text:p>
          </table:table-cell>
          <table:table-cell/>
          <table:table-cell office:value-type="string" calcext:value-type="string">
            <text:p>fate_name</text:p>
          </table:table-cell>
          <table:table-cell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7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umen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8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e_typ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9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cument_date_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0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ument_nom</text:p>
          </table:table-cell>
          <table:table-cell office:value-type="string" calcext:value-type="string">
            <text:p>Nom d'origine du document</text:p>
          </table:table-cell>
          <table:table-cell office:value-type="string" calcext:value-type="string">
            <text:p>document_name</text:p>
          </table:table-cell>
          <table:table-cell office:value-type="string" calcext:value-type="string">
            <text:p>Original name of the document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1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ument_description</text:p>
          </table:table-cell>
          <table:table-cell office:value-type="string" calcext:value-type="string">
            <text:p>Description libre du document</text:p>
          </table:table-cell>
          <table:table-cell/>
          <table:table-cell office:value-type="string" calcext:value-type="string">
            <text:p>Description of the document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2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3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4];[$tables.$A$2:.$C$25];3)" office:value-type="float" office:value="0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mbn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5];[$tables.$A$2:.$C$25];3)" office:value-type="float" office:value="0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vidu_id</text:p>
          </table:table-cell>
          <table:table-cell/>
          <table:table-cell office:value-type="string" calcext:value-type="string">
            <text:p>fish_id</text:p>
          </table:table-cell>
          <table:table-cell/>
        </table:table-row>
        <table:table-row table:style-name="ro1">
          <table:table-cell office:value-type="string" calcext:value-type="string">
            <text:p>engin_type</text:p>
          </table:table-cell>
          <table:table-cell table:formula="of:=VLOOKUP([.A56];[$tables.$A$2:.$C$25];3)" office:value-type="string" office:string-value="gear_type" calcext:value-type="string">
            <text:p>gear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_type_id</text:p>
          </table:table-cell>
          <table:table-cell/>
          <table:table-cell office:value-type="string" calcext:value-type="string">
            <text:p>gear_type_id</text:p>
          </table:table-cell>
          <table:table-cell/>
        </table:table-row>
        <table:table-row table:style-name="ro1">
          <table:table-cell office:value-type="string" calcext:value-type="string">
            <text:p>engin_type</text:p>
          </table:table-cell>
          <table:table-cell table:formula="of:=VLOOKUP([.A57];[$tables.$A$2:.$C$25];3)" office:value-type="string" office:string-value="gear_type" calcext:value-type="string">
            <text:p>gear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_type_libelle</text:p>
          </table:table-cell>
          <table:table-cell/>
          <table:table-cell office:value-type="string" calcext:value-type="string">
            <text:p>gear_type_name</text:p>
          </table:table-cell>
          <table:table-cell/>
        </table:table-row>
        <table:table-row table:style-name="ro1">
          <table:table-cell office:value-type="string" calcext:value-type="string">
            <text:p>espece</text:p>
          </table:table-cell>
          <table:table-cell table:formula="of:=VLOOKUP([.A58];[$tables.$A$2:.$C$25];3)" office:value-type="string" office:string-value="species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Identifier of the species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 table:formula="of:=VLOOKUP([.A59];[$tables.$A$2:.$C$25];3)" office:value-type="string" office:string-value="species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ece_libelle</text:p>
          </table:table-cell>
          <table:table-cell office:value-type="string" calcext:value-type="string">
            <text:p>Nom complet de l'espèce.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Name of the spieces</text:p>
          </table:table-cell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0];[$tables.$A$2:.$C$25];3)" office:value-type="string" office:string-value="estuary_area" calcext:value-type="string">
            <text:p>estuary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1];[$tables.$A$2:.$C$25];3)" office:value-type="string" office:string-value="estuary_area" calcext:value-type="string">
            <text:p>estuary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2];[$tables.$A$2:.$C$25];3)" office:value-type="string" office:string-value="estuary_area" calcext:value-type="string">
            <text:p>estuary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3];[$tables.$A$2:.$C$25];3)" office:value-type="string" office:string-value="estuary_area" calcext:value-type="string">
            <text:p>estuary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4];[$tables.$A$2:.$C$25];3)" office:value-type="string" office:string-value="event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ement_id</text:p>
          </table:table-cell>
          <table:table-cell/>
          <table:table-cell office:value-type="string" calcext:value-type="string">
            <text:p>event_id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5];[$tables.$A$2:.$C$25];3)" office:value-type="string" office:string-value="event" calcext:value-type="string">
            <text:p>e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t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6];[$tables.$A$2:.$C$25];3)" office:value-type="string" office:string-value="event" calcext:value-type="string">
            <text:p>ev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ement_type_id</text:p>
          </table:table-cell>
          <table:table-cell/>
          <table:table-cell office:value-type="string" calcext:value-type="string">
            <text:p>event_type_id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7];[$tables.$A$2:.$C$25];3)" office:value-type="string" office:string-value="event" calcext:value-type="string">
            <text:p>e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ement_date</text:p>
          </table:table-cell>
          <table:table-cell/>
          <table:table-cell office:value-type="string" calcext:value-type="string">
            <text:p>event_date</text:p>
          </table:table-cell>
          <table:table-cell/>
        </table:table-row>
        <table:table-row table:style-name="ro2">
          <table:table-cell office:value-type="string" calcext:value-type="string">
            <text:p>evenement</text:p>
          </table:table-cell>
          <table:table-cell table:formula="of:=VLOOKUP([.A68];[$tables.$A$2:.$C$25];3)" office:value-type="string" office:string-value="event" calcext:value-type="string">
            <text:p>ev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ement_commentaire</text:p>
          </table:table-cell>
          <table:table-cell office:value-type="string" calcext:value-type="string">
            <text:p>Commentaire général sur l'événement</text:p>
          </table:table-cell>
          <table:table-cell office:value-type="string" calcext:value-type="string">
            <text:p>event_remarks</text:p>
          </table:table-cell>
          <table:table-cell office:value-type="string" calcext:value-type="string">
            <text:p>remarks on the event</text:p>
          </table:table-cell>
        </table:table-row>
        <table:table-row table:style-name="ro2">
          <table:table-cell office:value-type="string" calcext:value-type="string">
            <text:p>evenement</text:p>
          </table:table-cell>
          <table:table-cell table:formula="of:=VLOOKUP([.A69];[$tables.$A$2:.$C$25];3)" office:value-type="string" office:string-value="event" calcext:value-type="string">
            <text:p>ev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de la personne ayant créé l'événement</text:p>
          </table:table-cell>
          <table:table-cell/>
          <table:table-cell table:style-name="Default" office:value-type="string" calcext:value-type="string">
            <text:p>Login of the person who created the event</text:p>
          </table:table-cell>
        </table:table-row>
        <table:table-row table:style-name="ro1">
          <table:table-cell office:value-type="string" calcext:value-type="string">
            <text:p>evenement_type</text:p>
          </table:table-cell>
          <table:table-cell table:formula="of:=VLOOKUP([.A70];[$tables.$A$2:.$C$25];3)" office:value-type="string" office:string-value="event_type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ement_type_id</text:p>
          </table:table-cell>
          <table:table-cell/>
          <table:table-cell office:value-type="string" calcext:value-type="string">
            <text:p>event_type_id</text:p>
          </table:table-cell>
          <table:table-cell/>
        </table:table-row>
        <table:table-row table:style-name="ro1">
          <table:table-cell office:value-type="string" calcext:value-type="string">
            <text:p>evenement_type</text:p>
          </table:table-cell>
          <table:table-cell table:formula="of:=VLOOKUP([.A71];[$tables.$A$2:.$C$25];3)" office:value-type="string" office:string-value="event_type" calcext:value-type="string">
            <text:p>event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ement_type_libelle</text:p>
          </table:table-cell>
          <table:table-cell/>
          <table:table-cell office:value-type="string" calcext:value-type="string">
            <text:p>event_type_name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2];[$tables.$A$2:.$C$25];3)" office:value-type="string" office:string-value="fish" calcext:value-type="string">
            <text:p>f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vidu_id</text:p>
          </table:table-cell>
          <table:table-cell/>
          <table:table-cell office:value-type="string" calcext:value-type="string">
            <text:p>fish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3];[$tables.$A$2:.$C$25];3)" office:value-type="string" office:string-value="fish" calcext:value-type="string">
            <text:p>f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tion_id</text:p>
          </table:table-cell>
          <table:table-cell office:value-type="string" calcext:value-type="string">
            <text:p>Identifiant de la capture.</text:p>
          </table:table-cell>
          <table:table-cell/>
          <table:table-cell office:value-type="string" calcext:value-type="string">
            <text:p>Identifier of the declaratio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4];[$tables.$A$2:.$C$25];3)" office:value-type="string" office:string-value="fish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ece_id</text:p>
          </table:table-cell>
          <table:table-cell/>
          <table:table-cell office:value-type="string" calcext:value-type="string">
            <text:p>species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5];[$tables.$A$2:.$C$25];3)" office:value-type="string" office:string-value="fish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ence_marque_id</text:p>
          </table:table-cell>
          <table:table-cell/>
          <table:table-cell office:value-type="string" calcext:value-type="string">
            <text:p>presence_tag_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6];[$tables.$A$2:.$C$25];3)" office:value-type="string" office:string-value="fish" calcext:value-type="string">
            <text:p>fi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7];[$tables.$A$2:.$C$25];3)" office:value-type="string" office:string-value="fish" calcext:value-type="string">
            <text:p>fi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/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78];[$tables.$A$2:.$C$25];3)" office:value-type="string" office:string-value="fish" calcext:value-type="string">
            <text:p>fi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Masse du poisson capturé, en gramm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tgh of the fish caught, in grams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9];[$tables.$A$2:.$C$25];3)" office:value-type="string" office:string-value="fish" calcext:value-type="string">
            <text:p>fi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Manipulation post-captur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Post-capture handling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0];[$tables.$A$2:.$C$25];3)" office:value-type="string" office:string-value="fish" calcext:value-type="string">
            <text:p>fi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mero_marque</text:p>
          </table:table-cell>
          <table:table-cell/>
          <table:table-cell office:value-type="string" calcext:value-type="string">
            <text:p>tag_number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1];[$tables.$A$2:.$C$25];3)" office:value-type="string" office:string-value="fish" calcext:value-type="string">
            <text:p>fi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ueur_individu</text:p>
          </table:table-cell>
          <table:table-cell/>
          <table:table-cell office:value-type="string" calcext:value-type="string">
            <text:p>fish_length</text:p>
          </table:table-cell>
          <table:table-cell office:value-type="string" calcext:value-type="string">
            <text:p>Length of the fish, in mm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2];[$tables.$A$2:.$C$25];3)" office:value-type="string" office:string-value="fish" calcext:value-type="string">
            <text:p>fi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horte_estimee</text:p>
          </table:table-cell>
          <table:table-cell office:value-type="string" calcext:value-type="string">
            <text:p>Cohorte estimée (année de naissance)</text:p>
          </table:table-cell>
          <table:table-cell office:value-type="string" calcext:value-type="string">
            <text:p>estimated_cohort</text:p>
          </table:table-cell>
          <table:table-cell table:style-name="Default" office:value-type="string" calcext:value-type="string">
            <text:p>Estimated cohort (year of birth)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3];[$tables.$A$2:.$C$25];3)" office:value-type="string" office:string-value="fish" calcext:value-type="string">
            <text:p>fi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horte_validee</text:p>
          </table:table-cell>
          <table:table-cell office:value-type="string" calcext:value-type="string">
            <text:p>Cohorte validée par expertise (année de naissance)</text:p>
          </table:table-cell>
          <table:table-cell office:value-type="string" calcext:value-type="string">
            <text:p>validated_cohort</text:p>
          </table:table-cell>
          <table:table-cell office:value-type="string" calcext:value-type="string">
            <text:p>Validated cohort by expert opinion (year of birth)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4];[$tables.$A$2:.$C$25];3)" office:value-type="string" office:string-value="fish" calcext:value-type="string">
            <text:p>fi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que</text:p>
          </table:table-cell>
          <table:table-cell office:value-type="string" calcext:value-type="string">
            <text:p>Historique du poisson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Background of the fish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5];[$tables.$A$2:.$C$25];3)" office:value-type="string" office:string-value="fish" calcext:value-type="string">
            <text:p>fi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Commentaire général sur le poisson (état général, etc.)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General remarks on the fish (general state, etc.)</text:p>
          </table:table-cell>
        </table:table-row>
        <table:table-row table:style-name="ro4">
          <table:table-cell office:value-type="string" calcext:value-type="string">
            <text:p>individu</text:p>
          </table:table-cell>
          <table:table-cell table:formula="of:=VLOOKUP([.A86];[$tables.$A$2:.$C$25];3)" office:value-type="string" office:string-value="fish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ualite_identification</text:p>
          </table:table-cell>
          <table:table-cell office:value-type="string" calcext:value-type="string">
            <text:p>0 : identification incertaine</text:p>
            <text:p>1 : identification sûre</text:p>
          </table:table-cell>
          <table:table-cell office:value-type="string" calcext:value-type="string">
            <text:p>identification_quality</text:p>
          </table:table-cell>
          <table:table-cell table:style-name="Default" office:value-type="string" calcext:value-type="string">
            <text:p>0: species identification uncertain</text:p>
            <text:p>1: identification certain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7];[$tables.$A$2:.$C$25];3)" office:value-type="string" office:string-value="location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8];[$tables.$A$2:.$C$25];3)" office:value-type="string" office:string-value="location" calcext:value-type="string">
            <text:p>l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s_id</text:p>
          </table:table-cell>
          <table:table-cell/>
          <table:table-cell office:value-type="string" calcext:value-type="string">
            <text:p>country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9];[$tables.$A$2:.$C$25];3)" office:value-type="string" office:string-value="location" calcext:value-type="string">
            <text:p>l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m_id</text:p>
          </table:table-cell>
          <table:table-cell/>
          <table:table-cell office:value-type="string" calcext:value-type="string">
            <text:p>ices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0];[$tables.$A$2:.$C$25];3)" office:value-type="string" office:string-value="location" calcext:value-type="string">
            <text:p>lo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1];[$tables.$A$2:.$C$25];3)" office:value-type="string" office:string-value="location" calcext:value-type="string">
            <text:p>loc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ieu_id</text:p>
          </table:table-cell>
          <table:table-cell/>
          <table:table-cell office:value-type="string" calcext:value-type="string">
            <text:p>environment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2];[$tables.$A$2:.$C$25];3)" office:value-type="string" office:string-value="location" calcext:value-type="string">
            <text:p>loc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one_detail</text:p>
          </table:table-cell>
          <table:table-cell office:value-type="string" calcext:value-type="string">
            <text:p>Détail de la zone de pêche</text:p>
          </table:table-cell>
          <table:table-cell office:value-type="string" calcext:value-type="string">
            <text:p>area_detail</text:p>
          </table:table-cell>
          <table:table-cell/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3];[$tables.$A$2:.$C$25];3)" office:value-type="string" office:string-value="location" calcext:value-type="string">
            <text:p>lo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itude_gps</text:p>
          </table:table-cell>
          <table:table-cell office:value-type="string" calcext:value-type="string">
            <text:p>Longitude au format degré, minute, seconde</text:p>
          </table:table-cell>
          <table:table-cell/>
          <table:table-cell office:value-type="string" calcext:value-type="string">
            <text:p>Longitude in degree, minute, second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4];[$tables.$A$2:.$C$25];3)" office:value-type="string" office:string-value="location" calcext:value-type="string">
            <text:p>loc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itude_gps</text:p>
          </table:table-cell>
          <table:table-cell office:value-type="string" calcext:value-type="string">
            <text:p>Latitude au format degré, minute, seconde</text:p>
          </table:table-cell>
          <table:table-cell/>
          <table:table-cell office:value-type="string" calcext:value-type="string">
            <text:p>Latitude in degree, minute, second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5];[$tables.$A$2:.$C$25];3)" office:value-type="string" office:string-value="location" calcext:value-type="string">
            <text:p>loc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itude_declaree_dd</text:p>
          </table:table-cell>
          <table:table-cell office:value-type="string" calcext:value-type="string">
            <text:p>Longitude déclarée, au format décimal</text:p>
          </table:table-cell>
          <table:table-cell office:value-type="string" calcext:value-type="string">
            <text:p>longitude_declared_dd</text:p>
          </table:table-cell>
          <table:table-cell office:value-type="string" calcext:value-type="string">
            <text:p>Declar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6];[$tables.$A$2:.$C$25];3)" office:value-type="string" office:string-value="location" calcext:value-type="string">
            <text:p>loc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itude_declaree_dd</text:p>
          </table:table-cell>
          <table:table-cell office:value-type="string" calcext:value-type="string">
            <text:p>Latitude déclarée, au format décimal</text:p>
          </table:table-cell>
          <table:table-cell office:value-type="string" calcext:value-type="string">
            <text:p>latitude_declared_dd</text:p>
          </table:table-cell>
          <table:table-cell office:value-type="string" calcext:value-type="string">
            <text:p>Declared lat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7];[$tables.$A$2:.$C$25];3)" office:value-type="string" office:string-value="location" calcext:value-type="string">
            <text:p>loc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ngitude_estimee_dd</text:p>
          </table:table-cell>
          <table:table-cell office:value-type="string" calcext:value-type="string">
            <text:p>Longitude estimée, au format décimal</text:p>
          </table:table-cell>
          <table:table-cell office:value-type="string" calcext:value-type="string">
            <text:p>longitude_estimated_dd</text:p>
          </table:table-cell>
          <table:table-cell office:value-type="string" calcext:value-type="string">
            <text:p>Estimat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8];[$tables.$A$2:.$C$25];3)" office:value-type="string" office:string-value="location" calcext:value-type="string">
            <text:p>loc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itude_estimee_dd</text:p>
          </table:table-cell>
          <table:table-cell office:value-type="string" calcext:value-type="string">
            <text:p>Latitude estimée, au format décimal</text:p>
          </table:table-cell>
          <table:table-cell office:value-type="string" calcext:value-type="string">
            <text:p>latitude_estimated_dd</text:p>
          </table:table-cell>
          <table:table-cell office:value-type="string" calcext:value-type="string">
            <text:p>Estimated lat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9];[$tables.$A$2:.$C$25];3)" office:value-type="string" office:string-value="location" calcext:value-type="string">
            <text:p>loc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ngitude_dd</text:p>
          </table:table-cell>
          <table:table-cell office:value-type="string" calcext:value-type="string">
            <text:p>Longitude utilisée, au format décimal</text:p>
          </table:table-cell>
          <table:table-cell/>
          <table:table-cell office:value-type="string" calcext:value-type="string">
            <text:p>Us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100];[$tables.$A$2:.$C$25];3)" office:value-type="string" office:string-value="location" calcext:value-type="string">
            <text:p>loc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itude_dd</text:p>
          </table:table-cell>
          <table:table-cell office:value-type="string" calcext:value-type="string">
            <text:p>Latitude utilisée, au format décimal</text:p>
          </table:table-cell>
          <table:table-cell/>
          <table:table-cell office:value-type="string" calcext:value-type="string">
            <text:p>used latitude, in decimal format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1];[$tables.$A$2:.$C$25];3)" office:value-type="string" office:string-value="location" calcext:value-type="string">
            <text:p>loc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2];[$tables.$A$2:.$C$25];3)" office:value-type="string" office:string-value="location" calcext:value-type="string">
            <text:p>loc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cis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ieu</text:p>
          </table:table-cell>
          <table:table-cell table:formula="of:=VLOOKUP([.A103];[$tables.$A$2:.$C$25];3)" office:value-type="string" office:string-value="environment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eu_id</text:p>
          </table:table-cell>
          <table:table-cell office:value-type="string" calcext:value-type="string">
            <text:p>Identifiant du milieu</text:p>
          </table:table-cell>
          <table:table-cell office:value-type="string" calcext:value-type="string">
            <text:p>environment_id</text:p>
          </table:table-cell>
          <table:table-cell office:value-type="string" calcext:value-type="string">
            <text:p>Identifier of the environment</text:p>
          </table:table-cell>
        </table:table-row>
        <table:table-row table:style-name="ro1">
          <table:table-cell office:value-type="string" calcext:value-type="string">
            <text:p>milieu</text:p>
          </table:table-cell>
          <table:table-cell table:formula="of:=VLOOKUP([.A104];[$tables.$A$2:.$C$25];3)" office:value-type="string" office:string-value="environment" calcext:value-type="string">
            <text:p>environ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eu_libelle</text:p>
          </table:table-cell>
          <table:table-cell office:value-type="string" calcext:value-type="string">
            <text:p>Nom du milieu</text:p>
          </table:table-cell>
          <table:table-cell office:value-type="string" calcext:value-type="string">
            <text:p>environment_name</text:p>
          </table:table-cell>
          <table:table-cell office:value-type="string" calcext:value-type="string">
            <text:p>Name of the environment</text:p>
          </table:table-cell>
        </table:table-row>
        <table:table-row table:style-name="ro1">
          <table:table-cell office:value-type="string" calcext:value-type="string">
            <text:p>milieu_detail</text:p>
          </table:table-cell>
          <table:table-cell table:formula="of:=VLOOKUP([.A105];[$tables.$A$2:.$C$25];3)" office:value-type="string" office:string-value="environment_detail" calcext:value-type="string">
            <text:p>environment_d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eu_detail_id</text:p>
          </table:table-cell>
          <table:table-cell/>
          <table:table-cell office:value-type="string" calcext:value-type="string">
            <text:p>environment_detail_id</text:p>
          </table:table-cell>
          <table:table-cell/>
        </table:table-row>
        <table:table-row table:style-name="ro1">
          <table:table-cell office:value-type="string" calcext:value-type="string">
            <text:p>milieu_detail</text:p>
          </table:table-cell>
          <table:table-cell table:formula="of:=VLOOKUP([.A106];[$tables.$A$2:.$C$25];3)" office:value-type="string" office:string-value="environment_detail" calcext:value-type="string">
            <text:p>environment_d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eu_detail_libelle</text:p>
          </table:table-cell>
          <table:table-cell/>
          <table:table-cell office:value-type="string" calcext:value-type="string">
            <text:p>environment_detail_name</text:p>
          </table:table-cell>
          <table:table-cell/>
        </table:table-row>
        <table:table-row table:style-name="ro1">
          <table:table-cell office:value-type="string" calcext:value-type="string">
            <text:p>mime_type</text:p>
          </table:table-cell>
          <table:table-cell table:formula="of:=VLOOKUP([.A107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e_typ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e_type</text:p>
          </table:table-cell>
          <table:table-cell table:formula="of:=VLOOKUP([.A108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ent_type</text:p>
          </table:table-cell>
          <table:table-cell office:value-type="string" calcext:value-type="string">
            <text:p>type mime officiel</text:p>
          </table:table-cell>
          <table:table-cell/>
          <table:table-cell office:value-type="string" calcext:value-type="string">
            <text:p>Official mime type</text:p>
          </table:table-cell>
        </table:table-row>
        <table:table-row table:style-name="ro2">
          <table:table-cell office:value-type="string" calcext:value-type="string">
            <text:p>mime_type</text:p>
          </table:table-cell>
          <table:table-cell table:formula="of:=VLOOKUP([.A109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Extension du fichier correspondant</text:p>
          </table:table-cell>
          <table:table-cell/>
          <table:table-cell office:value-type="string" calcext:value-type="string">
            <text:p>File extension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0];[$tables.$A$2:.$C$25];3)" office:value-type="string" office:string-value="country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s_id</text:p>
          </table:table-cell>
          <table:table-cell office:value-type="string" calcext:value-type="string">
            <text:p>Identifiant du pays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Identifier of the country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1];[$tables.$A$2:.$C$25];3)" office:value-type="string" office:string-value="country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s_libelle</text:p>
          </table:table-cell>
          <table:table-cell/>
          <table:table-cell office:value-type="string" calcext:value-type="string">
            <text:p>country_name</text:p>
          </table:table-cell>
          <table:table-cell/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2];[$tables.$A$2:.$C$25];3)" office:value-type="string" office:string-value="country" calcext:value-type="string">
            <text:p>cou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ys_order</text:p>
          </table:table-cell>
          <table:table-cell/>
          <table:table-cell office:value-type="string" calcext:value-type="string">
            <text:p>country_order</text:p>
          </table:table-cell>
          <table:table-cell office:value-type="string" calcext:value-type="string">
            <text:p>Order of display in the application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VLOOKUP([.A113];[$tables.$A$2:.$C$25];3)" office:value-type="string" office:string-value="accuracy" calcext:value-type="string">
            <text:p>accur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sion_id</text:p>
          </table:table-cell>
          <table:table-cell/>
          <table:table-cell office:value-type="string" calcext:value-type="string">
            <text:p>accuracy_id</text:p>
          </table:table-cell>
          <table:table-cell/>
        </table:table-row>
        <table:table-row table:style-name="ro1">
          <table:table-cell office:value-type="string" calcext:value-type="string">
            <text:p>precision</text:p>
          </table:table-cell>
          <table:table-cell table:formula="of:=VLOOKUP([.A114];[$tables.$A$2:.$C$25];3)" office:value-type="string" office:string-value="accuracy" calcext:value-type="string">
            <text:p>accura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sion_name</text:p>
          </table:table-cell>
          <table:table-cell/>
          <table:table-cell office:value-type="string" calcext:value-type="string">
            <text:p>accuracy_name</text:p>
          </table:table-cell>
          <table:table-cell/>
        </table:table-row>
        <table:table-row table:style-name="ro1">
          <table:table-cell office:value-type="string" calcext:value-type="string">
            <text:p>presence_marque</text:p>
          </table:table-cell>
          <table:table-cell table:formula="of:=VLOOKUP([.A115];[$tables.$A$2:.$C$25];3)" office:value-type="string" office:string-value="tag_presence" calcext:value-type="string">
            <text:p>tag_pres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ce_marque_id</text:p>
          </table:table-cell>
          <table:table-cell/>
          <table:table-cell office:value-type="string" calcext:value-type="string">
            <text:p>tag_presence_id</text:p>
          </table:table-cell>
          <table:table-cell/>
        </table:table-row>
        <table:table-row table:style-name="ro1">
          <table:table-cell office:value-type="string" calcext:value-type="string">
            <text:p>presence_marque</text:p>
          </table:table-cell>
          <table:table-cell table:formula="of:=VLOOKUP([.A116];[$tables.$A$2:.$C$25];3)" office:value-type="string" office:string-value="tag_presence" calcext:value-type="string">
            <text:p>tag_pres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ce_marque_libelle</text:p>
          </table:table-cell>
          <table:table-cell/>
          <table:table-cell office:value-type="string" calcext:value-type="string">
            <text:p>tag_presence_name</text:p>
          </table:table-cell>
          <table:table-cell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7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es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8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_date</text:p>
          </table:table-cell>
          <table:table-cell office:value-type="string" calcext:value-type="string">
            <text:p>Date of create of the requ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9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t_exec</text:p>
          </table:table-cell>
          <table:table-cell office:value-type="string" calcext:value-type="string">
            <text:p>Date of the last exec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0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 of the reques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quest</text:p>
          </table:table-cell>
          <table:table-cell table:formula="of:=VLOOKUP([.A121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of the request. Don't begin it by SELECT, which will be added automatically</text:p>
          </table:table-cell>
          <table:table-cell/>
          <table:table-cell office:value-type="string" calcext:value-type="string">
            <text:p>Body of the request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2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of the creator of the reques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quest</text:p>
          </table:table-cell>
          <table:table-cell table:formula="of:=VLOOKUP([.A123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efields</text:p>
          </table:table-cell>
          <table:table-cell office:value-type="string" calcext:value-type="string">
            <text:p>List of the date fields used in the request, separated by a comma, for format 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t</text:p>
          </table:table-cell>
          <table:table-cell table:formula="of:=VLOOKUP([.A124];[$tables.$A$2:.$C$25];3)" office:value-type="string" office:string-value="status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t_id</text:p>
          </table:table-cell>
          <table:table-cell/>
          <table:table-cell office:value-type="string" calcext:value-type="string">
            <text:p>status_id</text:p>
          </table:table-cell>
          <table:table-cell/>
        </table:table-row>
        <table:table-row table:style-name="ro1">
          <table:table-cell office:value-type="string" calcext:value-type="string">
            <text:p>statut</text:p>
          </table:table-cell>
          <table:table-cell table:formula="of:=VLOOKUP([.A125];[$tables.$A$2:.$C$25];3)" office:value-type="string" office:string-value="status" calcext:value-type="string">
            <text:p>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_libelle</text:p>
          </table:table-cell>
          <table:table-cell/>
          <table:table-cell office:value-type="string" calcext:value-type="string">
            <text:p>status_name</text:p>
          </table:table-cell>
          <table:table-cell/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09:25:40.625788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Éric Quinton</meta:initial-creator>
    <meta:creation-date>2023-08-11T16:37:17.421903687</meta:creation-date>
    <dc:date>2023-08-30T09:26:08.860347703</dc:date>
    <dc:creator>Éric Quinton</dc:creator>
    <meta:editing-duration>PT7H10M14S</meta:editing-duration>
    <meta:editing-cycles>20</meta:editing-cycles>
    <meta:generator>LibreOffice/7.6.0.3$Linux_X86_64 LibreOffice_project/60$Build-3</meta:generator>
    <meta:document-statistic meta:table-count="2" meta:cell-count="782" meta:object-count="0"/>
  </office:meta>
</office:document-meta>
</file>